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598in" fo:margin-bottom="0in" fo:line-height="114%"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4"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22pt" fo:font-style="normal" style:text-underline-style="none" fo:font-weight="normal" style:text-blinking="false" fo:background-color="transparent" style:font-size-asian="22pt" style:font-size-complex="22pt"/>
    </style:style>
    <style:style style:name="P5" style:family="paragraph" style:parent-style-name="Text_20_body">
      <style:paragraph-properties fo:margin-left="0in" fo:margin-right="0in" fo:margin-top="0.0598in" fo:margin-bottom="0in" fo:line-height="114%" fo:text-align="center" style:justify-single-word="false" fo:text-indent="0in" style:auto-text-indent="false" style:writing-mode="lr-tb"/>
      <style:text-properties fo:font-variant="normal" fo:text-transform="none" fo:color="#000000" style:text-line-through-style="none" style:font-name="Arial1" fo:font-size="26pt" fo:font-style="normal" style:text-underline-style="solid" style:text-underline-width="auto" style:text-underline-color="font-color" fo:font-weight="bold" style:text-blinking="false" fo:background-color="transparent" style:font-size-asian="26pt" style:font-weight-asian="bold" style:font-size-complex="26pt" style:font-weight-complex="bold"/>
    </style:style>
    <style:style style:name="P6" style:family="paragraph" style:parent-style-name="Text_20_body">
      <style:paragraph-properties fo:margin-top="0.0598in" fo:margin-bottom="0in" fo:line-height="114%" style:writing-mode="lr-tb"/>
    </style:style>
    <style:style style:name="P7" style:family="paragraph" style:parent-style-name="Text_20_body">
      <style:paragraph-properties fo:margin-top="0.0598in" fo:margin-bottom="0in"/>
    </style:style>
    <style:style style:name="P8" style:family="paragraph" style:parent-style-name="Text_20_body">
      <style:paragraph-properties fo:margin-top="0.0598in" fo:margin-bottom="0in"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Text_20_body">
      <style:paragraph-properties fo:margin-left="0in" fo:margin-right="0in" fo:margin-top="0.0598in" fo:margin-bottom="0in" fo:line-height="114%"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P10" style:family="paragraph" style:parent-style-name="Text_20_body">
      <style:paragraph-properties fo:margin-left="0in" fo:margin-right="0in" fo:margin-top="0.0598in" fo:margin-bottom="0in" fo:line-height="114%"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language-asian="zh" style:country-asian="CN" style:font-weight-asian="bold" style:font-weight-complex="bold"/>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T3" style:family="text">
      <style:text-properties style:language-asian="zh" style:country-asian="CN"/>
    </style:style>
    <style:style style:name="T4" style:family="text">
      <style:text-properties style:font-name="Arial" fo:font-size="10.5pt" style:font-name-asian="Arial" style:font-size-asian="10.5pt" style:font-size-complex="10.5pt"/>
    </style:style>
    <style:style style:name="T5" style:family="text">
      <style:text-properties style:font-name="Arial" fo:font-size="10.5pt" style:font-name-asian="Arial"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AM AAA</text:p>
      <text:p text:style-name="P2"/>
      <text:p text:style-name="P2"><text:bookmark text:name="docs-internal-guid-fcb2cff1-1844-fe9e-73b4-e768acfc8bbe"/>Dylan Carter <text:tab/><text:tab/>selkie_link@hotmail.com</text:p>
      <text:p text:style-name="P8">Cio Tang <text:tab/><text:tab/>cio.xiao.tang@gmail.com</text:p>
      <text:p text:style-name="P6"><text:span text:style-name="T1">Jan Edmund Lazo<text:tab/></text:span><text:span text:style-name="T2">jan.lazo</text:span><text:span text:style-name="T1">@mail.utoronto.ca</text:span></text:p>
      <text:p text:style-name="P8">Darren Boulet <text:tab/>darren.boulet@mail.utoronto.ca</text:p>
      <text:p text:style-name="P7"><text:span text:style-name="T1">Peter Nero<text:tab/><text:tab/></text:span><text:span text:style-name="T1">peter_nero@hotmail.com</text:span> </text:p>
      <text:p text:style-name="P1"/>
      <text:p text:style-name="P3">Problem Spac<text:span text:style-name="T4">e and </text:span><text:span text:style-name="T5">Target User Audience</text:span></text:p>
      <text:p text:style-name="P1"><text:bookmark text:name="docs-internal-guid-fcb2cff1-1842-25f6-bf84-b73f0d383341"/>Our goal is to make video games more accessible to those who cannot play games due to their inability to interact with traditional user input devices such as joystick or mouse and keyboard.</text:p>
      <text:p text:style-name="P1"/>
      <text:p text:style-name="P1"><text:s/>Our problem space would be making game controls for users with impaired hand movement <text:s/>without causing them pain or inconvenience. Ide<text:span text:style-name="T3">ally our device should be backward compatible with existing mainstream input devices for games, and should be usable by users without disabilities as well.</text:span></text:p>
      <text:p text:style-name="P9"/>
      <text:p text:style-name="P11">User Research</text:p>
      <text:p text:style-name="P7"><text:span text:style-name="T1"><text:tab/>Our research method would consist of looking into scientific articles addressing relevant fields, what has been done by other research groups </text:span><text:span text:style-name="T2">before</text:span><text:span text:style-name="T1">, and perhaps initiate user surveys or interviews on our target audience. We aim at finding out what aspect of the existing controls that inconveniences our targets users and prevents them from enjoying the game. Then we could map out realistic needs of our users, and think of creative ways of re-inventing traditional gaming controls to address their concerns and solve these issu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e T</meta:initial-creator>
    <meta:creation-date>2015-01-23T11:24:48.92</meta:creation-date>
    <dc:date>2015-01-23T13:43:46</dc:date>
    <meta:editing-duration>PT42M37S</meta:editing-duration>
    <meta:editing-cycles>21</meta:editing-cycles>
    <meta:generator>LibreOffice/3.5$Linux_X86_64 LibreOffice_project/350m1$Build-2</meta:generator>
    <meta:document-statistic meta:table-count="0" meta:image-count="0" meta:object-count="0" meta:page-count="1" meta:paragraph-count="11" meta:word-count="187" meta:character-count="1266" meta:non-whitespace-character-count="1079"/>
  </office:meta>
</office:document-meta>
</file>